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1ef" officeooo:paragraph-rsid="005d0160"/>
    </style:style>
    <style:style style:name="P2" style:family="paragraph" style:parent-style-name="Standard" style:list-style-name="Exos">
      <style:text-properties officeooo:rsid="00613bff" officeooo:paragraph-rsid="00613bff"/>
    </style:style>
    <style:style style:name="P3" style:family="paragraph" style:parent-style-name="Standard" style:list-style-name="Exos">
      <style:text-properties officeooo:rsid="00613bff" officeooo:paragraph-rsid="0087fbe9"/>
    </style:style>
    <style:style style:name="P4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P5" style:family="paragraph" style:parent-style-name="Exos" style:list-style-name="Exos"/>
    <style:style style:name="P6" style:family="paragraph" style:parent-style-name="Exos" style:list-style-name="Exos">
      <style:paragraph-properties fo:break-before="column"/>
    </style:style>
    <style:style style:name="T1" style:family="text">
      <style:text-properties officeooo:rsid="007c5784"/>
    </style:style>
    <style:style style:name="T2" style:family="text">
      <style:text-properties officeooo:rsid="0084bf0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868fce"/>
    </style:style>
    <style:style style:name="T5" style:family="text">
      <style:text-properties officeooo:rsid="0088f1b7"/>
    </style:style>
    <style:style style:name="T6" style:family="text">
      <style:text-properties officeooo:rsid="00898310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">Problèmes concrets</text:span><text:tab/><text:span text:style-name="T6">3</text:span>.<text:span text:style-name="T2">3</text:span></text:h>
      <text:p text:style-name="P1"/>
      <text:section text:style-name="Sect1" text:name="Section1">
        <text:list xml:id="list2822183093" text:style-name="Exos">
          <text:list-item>
            <text:p text:style-name="P5">Si tous les inscrits étaient venus, la sortie en autocar aurait coûté 25 € par personne. Mais il y a eu 3 absents et chaque participant a du payer un supplément de 1,50€. Combien y avait-il d’inscrits ?</text:p>
            <text:p text:style-name="P2"/>
          </text:list-item>
          <text:list-item>
            <text:p text:style-name="P5">Quel même nombre faut-il retrancher au numérateur et au dénominateur de la fraction 23/38 pour obtenir l’inverse de la fraction initiale ?</text:p>
            <text:p text:style-name="P2"/>
          </text:list-item>
          <text:list-item>
            <text:p text:style-name="P5">On augmente de 5 m le côté d’un carré et on diminue de 3 m l’autre côté. On obtient alors un rectangle de même aire que celle du carré initial. Combien mesurait le côté de ce carré ?</text:p>
            <text:p text:style-name="P2"/>
          </text:list-item>
          <text:list-item>
            <text:p text:style-name="P5">ABCD est un carré de 5 cm de côté. Soit F un point de [CD] <text:span text:style-name="T2">et</text:span> E le point d’intersection de (CA) <text:span text:style-name="T2">avec</text:span> la perpendiculaire à (CD) passant par F.<text:line-break/>Pour quelle valeur de CF, l’aire du triangle CFE est-elle égale à un dixième de l’aire du carré ABCD ?</text:p>
            <text:p text:style-name="P2"/>
          </text:list-item>
          <text:list-item>
            <text:p text:style-name="P5">Un cadet de Gascogne dit à ses amis : « J’ai dépensé 5 écus de plus que les deux neuvièmes du contenu de ma bourse et il me reste 2 écus de moins que les deux tiers de ce que j’avais en entrant dans cette taverne ». Combien avait-il d’écus dans sa bourse en entrant ?</text:p>
            <text:p text:style-name="P2"/>
          </text:list-item>
          <text:list-item>
            <text:p text:style-name="P5">Un triangle rectangle a ses côtés qui mesurent <text:span text:style-name="T3">x</text:span> cm, <text:span text:style-name="T3">x</text:span> – 4 cm et <draw:frame draw:style-name="fr1" draw:name="Objet1" text:anchor-type="as-char" svg:y="-0.483cm" svg:width="0.744cm" svg:height="0.609cm" draw:z-index="0"><draw:object xlink:href="./Object 1" xlink:type="simple" xlink:show="embed" xlink:actuate="onLoad"/><draw:image xlink:href="./ObjectReplacements/Object 1" xlink:type="simple" xlink:show="embed" xlink:actuate="onLoad"/></draw:frame><text:s/>cm.<text:line-break/>Quelles sont ses dimensions ?</text:p>
            <text:p text:style-name="P2"/>
          </text:list-item>
          <text:list-item>
            <text:p text:style-name="P5">Olivier part <text:span text:style-name="T2">à</text:span> 9 heures du matin rejoindre son ami Lucas. <text:span text:style-name="T2">Il est</text:span> en bicyclette <text:span text:style-name="T2">et roule </text:span>à la vitesse de 15 km/h. A 10 heures moins le quart, Lucas en fait autant à la vitesse de 20 km/h en <text:span text:style-name="T2">prenant</text:span> la même route. Ils se rencontrent à mi-chemin pour pique-niquer. Quelle heure est-il alors ?</text:p>
          </text:list-item>
          <text:list-item>
            <text:p text:style-name="P6">ABCD est un carré de côté <text:span text:style-name="T3">x</text:span>. E est le point de [AB] tel que BE = 2. Le triangle AEC est 4 fois plus petit que le carré ABCD. Combien vaut <text:span text:style-name="T3">x </text:span>?</text:p>
            <text:p text:style-name="P2"/>
          </text:list-item>
          <text:list-item>
            <text:p text:style-name="P5">On veut disposer un certain nombre de jetons en carré (par ex avec 9 jetons on fait un carré de 3 sur 3). En essayant de constituer un premier carré, on s’aperçoit qu’il reste 14 jetons. On essaie alors <text:span text:style-name="T4">d’ajouter</text:span> un jeton de plus par côté <text:span text:style-name="T4">mais il en</text:span> manque alors 11.<text:line-break/>Combien y avait-t-il de jetons au départ ?</text:p>
            <text:p text:style-name="P2"/>
          </text:list-item>
          <text:list-item>
            <text:p text:style-name="P5">Mathieu possède un terrain carré. Une grande allée de largeur constante et d’une superficie de 464 m² le borde intérieurement. Lorsqu’il fait le tour de son terrain, il remarque une différence de 32 m entre le parcours effectué au bord intérieur de l’allée et celui correspondant au bord extérieur.<text:line-break/>Quelle est la superficie totale du terrain ?</text:p>
            <text:p text:style-name="P2"/>
          </text:list-item>
          <text:list-item>
            <text:p text:style-name="P5">Cadeaux de Noël</text:p>
            <text:list>
              <text:list-item>
                <text:p text:style-name="P3">Montrer que : <draw:frame draw:style-name="fr1" draw:name="Objet2" text:anchor-type="as-char" svg:y="-0.51cm" svg:width="5.939cm" svg:height="0.651cm" draw:z-index="1"><draw:object xlink:href="./Object 2" xlink:type="simple" xlink:show="embed" xlink:actuate="onLoad"/><draw:image xlink:href="./ObjectReplacements/Object 2" xlink:type="simple" xlink:show="embed" xlink:actuate="onLoad"/></draw:frame>.</text:p>
              </text:list-item>
              <text:list-item>
                <text:p text:style-name="P2"><text:span text:style-name="T5">Un groupe se</text:span> réuni<text:span text:style-name="T5">t</text:span> pour fêter Noël. Chaque personne a apporté trois cadeaux à chacune des autres personnes. Sachant qu'au total 468 cadeaux ont été déposés <text:span text:style-name="T5">au pied du sapin</text:span>, combien de personnes y avait-il ?</text:p>
              </text:list-item>
            </text:list>
            <text:p text:style-name="P2"/>
          </text:list-item>
          <text:list-item>
            <text:p text:style-name="P5">Un bateau fait le service entre deux villes « A » et « B » qui sont situées sur un fleuve. « A » est 42 km en aval de « B ». Calculer la vitesse du bateau, sachant que la vitesse du courant est de 4 km/h et que la différence de durée entre l'aller et le retour est de 1h12min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.101cm" loext:contextual-spacing="false"/>
      <style:text-properties fo:font-size="12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19-07-07T18:28:04.297000000</dc:date>
    <meta:print-date>2014-01-24T22:58:46.177000000</meta:print-date>
    <dc:language>fr-FR</dc:language>
    <meta:editing-cycles>167</meta:editing-cycles>
    <meta:editing-duration>PT18H12M10S</meta:editing-duration>
    <meta:document-statistic meta:table-count="0" meta:image-count="0" meta:object-count="2" meta:page-count="1" meta:paragraph-count="15" meta:word-count="578" meta:character-count="2841" meta:non-whitespace-character-count="22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qrt>
      <mn>8</mn>
    </msqrt>
    <annotation encoding="StarMath 5.0"> sqrt {8}</annotation>
  </semantics>
</math>
</file>

<file path=Object 2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−</mo>
          <mi>x</mi>
          <mo stretchy="false">−</mo>
          <mn>156</mn>
        </mrow>
        <mo stretchy="false">=</mo>
        <mrow>
          <mo fence="true" stretchy="false">(</mo>
          <mrow>
            <mrow>
              <mi>x</mi>
              <mo stretchy="false">+</mo>
              <mn>12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13</mn>
          </mrow>
        </mrow>
        <mo fence="true" stretchy="false">)</mo>
      </mrow>
    </mrow>
    <annotation encoding="StarMath 5.0">x^{2}-x-{156}=(x+{12})(x-{13})</annotation>
  </semantics>
</math>
</file>